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rsid="0007f237" officeooo:paragraph-rsid="0007f237"/>
    </style:style>
    <style:style style:name="P2" style:family="paragraph" style:parent-style-name="Standard">
      <style:paragraph-properties fo:text-align="center" style:justify-single-word="false"/>
      <style:text-properties fo:font-size="32pt" fo:font-weight="bold" officeooo:rsid="0007f237" officeooo:paragraph-rsid="0007f237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7f237" officeooo:paragraph-rsid="0007f237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f237" officeooo:paragraph-rsid="0007f237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f3af" officeooo:paragraph-rsid="0008f3a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officeooo:paragraph-rsid="0008f3af"/>
    </style:style>
    <style:style style:name="P7" style:family="paragraph" style:parent-style-name="Standard">
      <style:paragraph-properties fo:text-align="start" style:justify-single-word="false"/>
      <style:text-properties fo:font-size="24pt" fo:font-weight="bold" officeooo:paragraph-rsid="0008f3af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24pt" fo:font-weight="bold" officeooo:rsid="0008f3af" officeooo:paragraph-rsid="0008f3af" style:font-size-asian="24pt" style:font-weight-asian="bold" style:font-size-complex="2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24pt" fo:font-style="normal" fo:font-weight="bold" officeooo:rsid="0008f3af" officeooo:paragraph-rsid="0008f3af" style:font-size-asian="24pt" style:font-style-asian="normal" style:font-weight-asian="bold" style:font-size-complex="2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4pt" fo:font-weight="bold" officeooo:paragraph-rsid="0008f3af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fo:font-size="24pt" fo:font-weight="bold" officeooo:paragraph-rsid="0008f3af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08f3af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paragraph-rsid="0008f3a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rsid="000baed8" officeooo:paragraph-rsid="000baed8"/>
    </style:style>
    <style:style style:name="P15" style:family="paragraph" style:parent-style-name="Text_20_body">
      <style:paragraph-properties fo:text-align="start" style:justify-single-word="false"/>
      <style:text-properties fo:font-style="normal" officeooo:rsid="0008f3af" officeooo:paragraph-rsid="0008f3af" style:font-style-asian="normal" style:font-style-complex="normal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8f3af" style:font-style-asian="italic" style:font-style-complex="italic"/>
    </style:style>
    <style:style style:name="T3" style:family="text">
      <style:text-properties fo:font-style="italic" fo:font-weight="bold" style:font-style-asian="italic" style:font-style-complex="italic"/>
    </style:style>
    <style:style style:name="T4" style:family="text">
      <style:text-properties fo:font-size="12pt" fo:font-weight="normal" officeooo:rsid="0008f3af" style:font-size-asian="12pt" style:font-weight-asian="normal" style:font-size-complex="12pt" style:font-weight-complex="normal"/>
    </style:style>
    <style:style style:name="T5" style:family="text">
      <style:text-properties fo:font-size="12pt" fo:font-style="normal" fo:font-weight="normal" officeooo:rsid="000baed8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italic" fo:font-weight="normal" officeooo:rsid="000baed8" style:font-size-asian="12pt" style:font-style-asian="italic" style:font-weight-asian="normal" style:font-size-complex="12pt" style:font-style-complex="italic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08f3af" style:font-style-asian="normal" style:font-style-complex="normal"/>
    </style:style>
    <style:style style:name="T9" style:family="text">
      <style:text-properties fo:font-style="normal" officeooo:rsid="000baed8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TORNOS EN DESAROLLO</text:p>
      <text:p text:style-name="P3">Actividad 2: Metrica v3</text:p>
      <text:p text:style-name="P3"/>
      <text:p text:style-name="P4"/>
      <text:p text:style-name="P4"/>
      <text:p text:style-name="P8">- ¿Qué es Métrica v3?</text:p>
      <text:p text:style-name="P5"/>
      <text:p text:style-name="P6"><text:span text:style-name="T4">“</text:span><text:span text:style-name="T3">MÉTRICA</text:span><text:span text:style-name="T1"> es una metodología de planificación, desarrollo y mantenimiento de sistemas de información</text:span><text:span text:style-name="T7">”</text:span></text:p>
      <text:p text:style-name="P6"/>
      <text:p text:style-name="P7"><text:span text:style-name="T7">- </text:span><text:span text:style-name="T8">¿En qué consiste?</text:span></text:p>
      <text:p text:style-name="P6"><text:span text:style-name="T8"/></text:p>
      <text:p text:style-name="P6"><text:span text:style-name="T8">“</text:span><text:span text:style-name="T2">MÉTRICA, en su versión 3, proporciona también cuatro interfaces que definen actividades orientadas a la mejora y perfeccionamiento de los procesos principales para garantizar la consecución del objetivo del desarrollo.</text:span><text:span text:style-name="T8">”</text:span></text:p>
      <text:p text:style-name="P6"><text:span text:style-name="T8"/></text:p>
      <text:p text:style-name="P6"><text:span text:style-name="T8"/></text:p>
      <text:p text:style-name="P9">-¿Cuáles son sus etapas?</text:p>
      <text:p text:style-name="P6"><text:span text:style-name="T8"/></text:p>
      <text:p text:style-name="P15">Gestión de proyectos (GP): La finalidad principal es la planificación, el seguimiento y control de las actividades, los recursos humanos y materiales que intervienen en el desarrollo de un S.I. </text:p>
      <text:list text:style-name="L1">
        <text:list-item>
          <text:p text:style-name="P17">Seguridad (SEG): La palabra seguridad hace referencia a la gestión de riesgos. Esta interfaz pretende dotar a Métrica 3 de mecanismos de seguridad adicionales a los que tiene de por sí la metodología. </text:p>
          <text:p text:style-name="P17"/>
        </text:list-item>
        <text:list-item>
          <text:p text:style-name="P17">Aseguramiento de la Calidad (CAL): El objetivo es garantizar que el sistema resultante cumpla con unos requisitos mínimos de calidad. Se llega a este objetivo haciendo revisiones exhaustivas de todos los documentos producidos. El equipo que participa en el aseguramiento de la calidad es independiente al de desarrollo. </text:p>
          <text:p text:style-name="P17"/>
        </text:list-item>
        <text:list-item>
          <text:p text:style-name="P16">Gestión de la Configuración (GC): La interfaz de gestión de la configuración consiste en la aplicación de procedimientos administrativos y técnicos durante el desarrollo del sistema de información y su posterior mantenimiento. Su finalidad es identificar, definir, proporcionar información y controlar los cambios en la configuración del sistema, así como las modificaciones y versiones de los mismos.</text:p>
        </text:list-item>
      </text:list>
      <text:p text:style-name="P6"><text:span text:style-name="T8"/></text:p>
      <text:p text:style-name="P7"><text:span text:style-name="T8"/></text:p>
      <text:p text:style-name="P11"><text:span text:style-name="T8">-</text:span><text:span text:style-name="T9">¿Quien utiliza este método?</text:span></text:p>
      <text:p text:style-name="P13"><text:span text:style-name="T9"/></text:p>
      <text:p text:style-name="P6"><text:span text:style-name="T5">“</text:span><text:span text:style-name="T6">El Ministerio de Hacienda y Función Pública (antiguo Ministerio de Administraciones Públicas ) del Gobierno de España.</text:span><text:span text:style-name="T5">”</text:span></text:p>
      <text:p text:style-name="P13"><text:span text:style-name="T9"/></text:p>
      <text:p text:style-name="P7"><text:span text:style-name="T9">-BIBLIOGRAFÍA</text:span></text:p>
      <text:p text:style-name="P6"><text:a xlink:type="simple" xlink:href="https://es.wikipedia.org/wiki/MÉTRICA" text:style-name="Internet_20_link" text:visited-style-name="Visited_20_Internet_20_Link"><text:span text:style-name="T5">Wikipedia</text:span></text:a>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f237" officeooo:paragraph-rsid="0007f23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Eloy Ballester Chust<text:tab/><text:tab/>16/12/25</text:p>
      </style:header>
      <style:footer>
        <text:p text:style-name="Footer"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14:43:52.985198105</meta:creation-date>
    <dc:date>2025-12-16T15:18:25.401393291</dc:date>
    <meta:editing-duration>PT16M4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2" meta:paragraph-count="19" meta:word-count="264" meta:character-count="1750" meta:non-whitespace-character-count="1504"/>
  </office:meta>
</office:document-meta>
</file>